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manifest="urn:oasis:names:tc:opendocument:xmlns:manifest:1.0" office:version="1.2">
  <office:font-face-decls>
    <style:font-face style:name="Consolas" svg:font-family="Consolas"/>
  </office:font-face-decls>
  <office:automatic-styles>
    <style:style style:name="Code" style:family="text" style:display-name="Code">
      <style:text-properties fo:font-family="Consolas" fo:font-size="10pt" fo:background-color="#F2F2F2"/>
    </style:style>
  </office:automatic-styles>
  <office:body>
    <office:text>
      <text:p text:style-name="Title">FuoriMondo — Shop Allocataire (Phase 2)</text:p>
      <text:p text:style-name="Body">Synthèse de livraison — 2026-04-19</text:p>
      <text:h text:outline-level="1" text:style-name="Heading1">Vue d'ensemble</text:h>
      <text:p text:style-name="Body">30 commits, baseline 0f4ac11 → HEAD 7b891c5. Parcours complet : parcourir la boutique → acheter une unité → payer via Mollie → recevoir un email de confirmation. Plus un dashboard admin des commandes.</text:p>
      <text:h text:outline-level="1" text:style-name="Heading1">Backend (17 tâches)</text:h>
      <text:p text:style-name="Body">11 nouvelles classes de test, toutes vertes.</text:p>
      <text:list>
        <text:list-item>
          <text:p text:style-name="Body">Table <text:span text:style-name="Code">orders</text:span> + entité JPA avec réservation de stock dérivée (lock pessimiste sur Product, TTL 15 min).</text:p>
        </text:list-item>
        <text:list-item>
          <text:p text:style-name="Body"><text:span text:style-name="Code">MolliePaymentGateway</text:span> abstrait : Fake pour dev/test, Http pour prod via RestClient — sélection par <text:span text:style-name="Code">mollie.enabled</text:span>.</text:p>
        </text:list-item>
        <text:list-item>
          <text:p text:style-name="Body">API allocataire : <text:span text:style-name="Code">GET /api/products</text:span>, <text:span text:style-name="Code">GET /api/products/{id}</text:span>, <text:span text:style-name="Code">POST/GET /api/orders</text:span>.</text:p>
        </text:list-item>
        <text:list-item>
          <text:p text:style-name="Body">Webhook <text:span text:style-name="Code">/api/webhooks/mollie</text:span> idempotent, transitions d'état + email sur PAID.</text:p>
        </text:list-item>
        <text:list-item>
          <text:p text:style-name="Body">Endpoint dev <text:span text:style-name="Code">/api/dev/orders/{id}/simulate-webhook</text:span> (<text:span text:style-name="Code">@Profile("dev")</text:span>).</text:p>
        </text:list-item>
        <text:list-item>
          <text:p text:style-name="Body">Job <text:span text:style-name="Code">@Scheduled</text:span> qui balaie les commandes <text:span text:style-name="Code">PENDING_PAYMENT</text:span> expirées.</text:p>
        </text:list-item>
        <text:list-item>
          <text:p text:style-name="Body">Dashboard admin <text:span text:style-name="Code">/api/admin/orders</text:span> (hasRole ADMIN).</text:p>
        </text:list-item>
        <text:list-item>
          <text:p text:style-name="Body">Security : CSRF exclusion webhook, OrderException → codes HTTP (403/404/409/422/502).</text:p>
        </text:list-item>
      </text:list>
      <text:h text:outline-level="1" text:style-name="Heading1">Frontend (8 tâches)</text:h>
      <text:p text:style-name="Body">vue-tsc clean.</text:p>
      <text:list>
        <text:list-item>
          <text:p text:style-name="Body">Types TypeScript alignés + i18n complet FR/IT/EN (shop / checkout / orderReturn / order / errors).</text:p>
        </text:list-item>
        <text:list-item>
          <text:p text:style-name="Body">8 routes + sidebar links conditionnels (allocataire / admin).</text:p>
        </text:list-item>
        <text:list-item>
          <text:p text:style-name="Body"><text:span text:style-name="Code">OrderStatusBadge</text:span> + 8 vues : ShopView (grille responsive), ShopProductView (avec resume-payment), ShopCheckoutView (address picker + CGV + redirect Mollie), ShopReturnView (polling + panneau dev sim), MyOrdersView, OrderDetailView, AdminOrdersView, AdminOrderDetailView.</text:p>
        </text:list-item>
      </text:list>
      <text:h text:outline-level="1" text:style-name="Heading1">Tests (3 tâches)</text:h>
      <text:list>
        <text:list-item>
          <text:p text:style-name="Body">5 specs Playwright (12/13 verts — 1 failure pré-existante hors scope).</text:p>
        </text:list-item>
        <text:list-item>
          <text:p text:style-name="Body">Bug applicatif trouvé et corrigé pendant les E2E : <text:span text:style-name="Code">DevSimulateWebhookController</text:span> renvoyait 200 vide, <text:span text:style-name="Code">api.post()</text:span> Vue plantait sur <text:span text:style-name="Code">res.json()</text:span> → passé en 204.</text:p>
        </text:list-item>
      </text:list>
      <text:h text:outline-level="1" text:style-name="Heading1">Tech debt corrigée en post-review</text:h>
      <text:list>
        <text:list-item>
          <text:p text:style-name="Body"><text:span text:style-name="Code">AdminOrderController.detail</text:span> : 500 → 404 sur id inconnu.</text:p>
        </text:list-item>
        <text:list-item>
          <text:p text:style-name="Body"><text:span text:style-name="Code">MolliePaymentGatewayHttp</text:span> : throw <text:span text:style-name="Code">OrderException(PAYMENT_GATEWAY_ERROR)</text:span> → mapping 502 activé.</text:p>
        </text:list-item>
        <text:list-item>
          <text:p text:style-name="Body">Commentaire dans <text:span text:style-name="Code">application-dev.yml</text:span> expliquant les rate-limits relaxés.</text:p>
        </text:list-item>
      </text:list>
      <text:h text:outline-level="1" text:style-name="Heading1">Follow-up notés (non bloquants)</text:h>
      <text:list>
        <text:list-item>
          <text:p text:style-name="Body">Email synchrone dans le webhook (candidat <text:span text:style-name="Code">@Async</text:span>).</text:p>
        </text:list-item>
        <text:list-item>
          <text:p text:style-name="Body">N+1 potentiel sur le listing admin à grande échelle (candidat <text:span text:style-name="Code">@EntityGraph</text:span>).</text:p>
        </text:list-item>
      </text:list>
      <text:h text:outline-level="1" text:style-name="Heading1">Passage en production</text:h>
      <text:p text:style-name="Body">Variables d'environnement à définir sur la machine prod :</text:p>
      <text:p text:style-name="CodeBlock">MOLLIE_API_KEY=live_xxxxxxxxxxxx
<text:span/>MOLLIE_ENABLED=true
<text:span/>WEBHOOK_BASE_URL=https://fuorimondo.com
<text:span/>APP_BASE_URL=https://fuorimondo.com
</text:p>
      <text:p text:style-name="Body">Le gateway HTTP prend automatiquement le relais du Fake via @ConditionalOnProperty.</text:p>
      <text:h text:outline-level="1" text:style-name="Heading1">Documents de référence</text:h>
      <text:list>
        <text:list-item>
          <text:p text:style-name="Body"><text:span text:style-name="Code">docs/superpowers/specs/2026-04-23-shop-allocataire-design.md</text:span> — design validé.</text:p>
        </text:list-item>
        <text:list-item>
          <text:p text:style-name="Body"><text:span text:style-name="Code">docs/superpowers/plans/2026-04-23-shop-allocataire.md</text:span> — plan d'implémentation TDD (28 tâche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manifest="urn:oasis:names:tc:opendocument:xmlns:manifest:1.0" office:version="1.2">
  <office:font-face-decls>
    <style:font-face style:name="Consolas" svg:font-family="Consolas"/>
  </office:font-face-decls>
  <office:styles>
    <style:style style:name="Title" style:family="paragraph" style:display-name="Title">
      <style:text-properties fo:font-size="22pt" fo:font-weight="bold"/>
      <style:paragraph-properties fo:margin-bottom="0.4cm"/>
    </style:style>
    <style:style style:name="Heading1" style:family="paragraph" style:display-name="Heading1">
      <style:text-properties fo:font-size="16pt" fo:font-weight="bold"/>
      <style:paragraph-properties fo:margin-top="0.6cm" fo:margin-bottom="0.2cm"/>
    </style:style>
    <style:style style:name="Heading2" style:family="paragraph" style:display-name="Heading2">
      <style:text-properties fo:font-size="13pt" fo:font-weight="bold"/>
      <style:paragraph-properties fo:margin-top="0.4cm" fo:margin-bottom="0.15cm"/>
    </style:style>
    <style:style style:name="Body" style:family="paragraph" style:display-name="Body">
      <style:text-properties fo:font-size="11pt"/>
      <style:paragraph-properties fo:margin-bottom="0.15cm"/>
    </style:style>
    <style:style style:name="CodeBlock" style:family="paragraph" style:display-name="CodeBlock">
      <style:text-properties fo:font-family="Consolas" fo:font-size="10pt"/>
      <style:paragraph-properties fo:margin-left="0.5cm" fo:margin-bottom="0.2cm" fo:background-color="#F2F2F2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